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62cm">
          <draw:text-box>
            <text:p text:style-name="P1"><text:span text:style-name="T1">Hymn #643</text:span></text:p>
            <text:p text:style-name="P1"><text:span text:style-name="T2">“</text:span><text:span text:style-name="T2">Sent Forth by God's Bless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4.13cm" svg:height="8.701cm" svg:x="1.778cm" svg:y="0.951cm">
          <draw:text-box>
            <text:p text:style-name="P1"><text:span text:style-name="T3">1.</text:span><text:span text:style-name="T4"> Sent forth by God’s blessing,</text:span><text:span text:style-name="T4"><text:line-break/></text:span><text:span text:style-name="T4">Our true faith confessing,</text:span><text:span text:style-name="T4"><text:line-break/></text:span><text:span text:style-name="T4">The people of God</text:span></text:p>
            <text:p text:style-name="P1"><text:span text:style-name="T4">from His dwelling take le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4" draw:layer="layout" svg:width="24.384cm" svg:height="7.177cm" svg:x="1.778cm" svg:y="0.951cm">
          <draw:text-box>
            <text:p text:style-name="P1"><text:span text:style-name="T5"><text:s/></text:span><text:span text:style-name="T4">The Supper is ended.</text:span></text:p>
            <text:p text:style-name="P1"><text:span text:style-name="T4">O now be extended</text:span></text:p>
            <text:p text:style-name="P1"><text:span text:style-name="T4">The fruits of this service</text:span></text:p>
            <text:p text:style-name="P1"><text:span text:style-name="T4">in all who belie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4" draw:layer="layout" svg:width="24.638cm" svg:height="7.011cm" svg:x="1.778cm" svg:y="1.016cm">
          <draw:text-box>
            <text:p text:style-name="P1"><text:span text:style-name="T4">The seed of His teaching,</text:span><text:span text:style-name="T5"> </text:span><text:span text:style-name="T4"><text:line-break/></text:span><text:span text:style-name="T4">Receptive souls reaching,</text:span></text:p>
            <text:p text:style-name="P1"><text:span text:style-name="T4">Shall blossom in action</text:span></text:p>
            <text:p text:style-name="P1"><text:span text:style-name="T4">for God and for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4" draw:text-style-name="P5" draw:layer="layout" svg:width="24.384cm" svg:height="7.177cm" svg:x="1.778cm" svg:y="0.951cm">
          <draw:text-box>
            <text:p text:style-name="P1"><text:span text:style-name="T4">His grace did invite us,</text:span></text:p>
            <text:p text:style-name="P1"><text:span text:style-name="T4">His love shall unite us</text:span><text:span text:style-name="T4"><text:line-break/></text:span><text:span text:style-name="T4">To work for God’s kingdom</text:span></text:p>
            <text:p text:style-name="P1"><text:span text:style-name="T4">and answer His ca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4" draw:layer="layout" svg:width="24.13cm" svg:height="7.366cm" svg:x="1.778cm" svg:y="0.762cm">
          <draw:text-box>
            <text:p text:style-name="P1"><text:span text:style-name="T3">2.</text:span><text:span text:style-name="T4"> With praise and thanksgiving</text:span><text:span text:style-name="T4"><text:line-break/></text:span><text:span text:style-name="T4">To God ever-living,</text:span><text:span text:style-name="T4"><text:line-break/></text:span><text:span text:style-name="T4">The tasks of our ev’ryday </text:span></text:p>
            <text:p text:style-name="P1"><text:span text:style-name="T4">life we will 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6" draw:text-style-name="P4" draw:layer="layout" svg:width="24.384cm" svg:height="7.366cm" svg:x="1.778cm" svg:y="1.016cm">
          <draw:text-box>
            <text:p text:style-name="P1"><text:span text:style-name="T4">Our faith ever sharing,</text:span></text:p>
            <text:p text:style-name="P1"><text:span text:style-name="T4">In love ever caring,</text:span><text:span text:style-name="T4"><text:line-break/></text:span><text:span text:style-name="T4">Embracing His children</text:span></text:p>
            <text:p text:style-name="P1"><text:span text:style-name="T4">of each tribe and r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Hymn_25_20template" presentation:presentation-page-layout-name="AL1T0">
        <draw:frame draw:style-name="gr6" draw:text-style-name="P5" draw:layer="layout" svg:width="25.146cm" svg:height="7.366cm" svg:x="1.524cm" svg:y="0.762cm">
          <draw:text-box>
            <text:p text:style-name="P1"><text:span text:style-name="T4">With Your feast You feed us,</text:span><text:span text:style-name="T4"><text:line-break/></text:span><text:span text:style-name="T4">With Your light now lead us;</text:span></text:p>
            <text:p text:style-name="P1"><text:span text:style-name="T4">Unite us as one</text:span></text:p>
            <text:p text:style-name="P1"><text:span text:style-name="T4">in this life that we sha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Hymn_25_20template" presentation:presentation-page-layout-name="AL1T0">
        <draw:frame draw:style-name="gr7" draw:text-style-name="P8" draw:layer="layout" svg:width="24.892cm" svg:height="11.991cm" svg:x="1.524cm" svg:y="0.793cm">
          <draw:text-box>
            <text:p text:style-name="P1"><text:span text:style-name="T4">Then may all the living</text:span><text:span text:style-name="T4"><text:line-break/></text:span><text:span text:style-name="T4">With praise and thanksgiving</text:span><text:span text:style-name="T4"><text:line-break/></text:span><text:span text:style-name="T4">Give honor to Christ </text:span></text:p>
            <text:p text:style-name="P1"><text:span text:style-name="T4">and His name that we bear.</text:span></text:p>
            <text:p text:style-name="P7"><text:span text:style-name="T6"/></text:p>
            <text:p text:style-name="P7"><text:span text:style-name="T7">© 1964 World Library Publications. </text:span></text:p>
            <text:p text:style-name="P7"><text:span text:style-name="T7">Used by permission: </text:span></text:p>
            <text:p text:style-name="P7"><text:span text:style-name="T7">LSB Hymn License</text:span></text:p>
            <text:p text:style-name="P7"><text:span text:style-name="T7"><text:s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0:04:27.818000000</meta:creation-date>
    <dc:title>Hymn template</dc:title>
    <meta:editing-duration>PT16M34S</meta:editing-duration>
    <meta:editing-cycles>21</meta:editing-cycles>
    <meta:generator>LibreOffice/6.0.6.2$Windows_X86_64 LibreOffice_project/0c292870b25a325b5ed35f6b45599d2ea4458e77</meta:generator>
    <meta:initial-creator>Arthur Hoch</meta:initial-creator>
    <dc:date>2018-10-16T23:51:05.142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10-01T10:04:27.710000000"/>
  </office:meta>
</office:document-meta>
</file>